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svg:stroke-color="#041522" draw:fill-color="#dee6ef" draw:textarea-horizontal-align="justify" draw:textarea-vertical-align="middle" draw:auto-grow-height="false" fo:min-height="0.75cm" fo:min-width="4.25cm"/>
      <style:paragraph-properties style:writing-mode="lr-tb"/>
    </style:style>
    <style:style style:name="gr3" style:family="graphic" style:parent-style-name="standard">
      <style:graphic-properties svg:stroke-color="#041522" draw:fill-color="#dee6ef" draw:textarea-horizontal-align="justify" draw:textarea-vertical-align="top" draw:auto-grow-height="false" fo:min-height="4.75cm" fo:min-width="0.75cm"/>
      <style:paragraph-properties style:writing-mode="lr-tb"/>
    </style:style>
    <style:style style:name="gr4" style:family="graphic" style:parent-style-name="standard">
      <style:graphic-properties svg:stroke-color="#041522" draw:fill-color="#dee6ef" draw:textarea-horizontal-align="justify" draw:textarea-vertical-align="top" draw:auto-grow-height="false" fo:min-height="4.75cm" fo:min-width="3cm"/>
      <style:paragraph-properties style:writing-mode="lr-tb"/>
    </style:style>
    <style:style style:name="gr5" style:family="graphic" style:parent-style-name="standard">
      <style:graphic-properties svg:stroke-color="#041522" draw:fill-color="#dee6ef" draw:textarea-horizontal-align="justify" draw:textarea-vertical-align="middle" draw:auto-grow-height="false" fo:min-height="0.458cm" fo:min-width="4.25cm"/>
      <style:paragraph-properties style:writing-mode="lr-tb"/>
    </style:style>
    <style:style style:name="gr6" style:family="graphic" style:parent-style-name="standard">
      <style:graphic-properties svg:stroke-color="#041522" draw:fill-color="#dee6ef" draw:textarea-horizontal-align="justify" draw:textarea-vertical-align="top" draw:auto-grow-height="false" fo:min-height="3.292cm" fo:min-width="0.75cm"/>
      <style:paragraph-properties style:writing-mode="lr-tb"/>
    </style:style>
    <style:style style:name="gr7" style:family="graphic" style:parent-style-name="standard">
      <style:graphic-properties svg:stroke-color="#041522" draw:fill-color="#dee6ef" draw:textarea-horizontal-align="justify" draw:textarea-vertical-align="top" draw:auto-grow-height="false" fo:min-height="3.292cm" fo:min-width="3cm"/>
      <style:paragraph-properties style:writing-mode="lr-tb"/>
    </style:style>
    <style:style style:name="gr8" style:family="graphic" style:parent-style-name="standard">
      <style:graphic-properties svg:stroke-color="#041522" draw:fill-color="#dee6ef" draw:textarea-horizontal-align="justify" draw:textarea-vertical-align="middle" draw:auto-grow-height="false" fo:min-height="0.375cm" fo:min-width="4.25cm"/>
      <style:paragraph-properties style:writing-mode="lr-tb"/>
    </style:style>
    <style:style style:name="gr9" style:family="graphic" style:parent-style-name="standard">
      <style:graphic-properties svg:stroke-color="#041522" draw:fill-color="#dee6ef" draw:textarea-horizontal-align="justify" draw:textarea-vertical-align="top" draw:auto-grow-height="false" fo:min-height="2.875cm" fo:min-width="0.75cm"/>
      <style:paragraph-properties style:writing-mode="lr-tb"/>
    </style:style>
    <style:style style:name="gr10" style:family="graphic" style:parent-style-name="standard">
      <style:graphic-properties svg:stroke-color="#041522" draw:fill-color="#dee6ef" draw:textarea-horizontal-align="justify" draw:textarea-vertical-align="top" draw:auto-grow-height="false" fo:min-height="2.875cm" fo:min-width="3cm"/>
      <style:paragraph-properties style:writing-mode="lr-tb"/>
    </style:style>
    <style:style style:name="gr11" style:family="graphic" style:parent-style-name="standard">
      <style:graphic-properties svg:stroke-width="0.106cm" svg:stroke-color="#041522" draw:marker-start="" draw:marker-start-width="0.359cm" draw:marker-end="Puntas_20_de_20_flecha_20_1" draw:marker-end-width="0.359cm" draw:fill-color="#dee6ef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41522" draw:marker-start="Puntas_20_de_20_flecha_20_1" draw:marker-start-width="0.359cm" draw:marker-end="Puntas_20_de_20_flecha_20_3" draw:marker-end-width="0.359cm" draw:fill-color="#dee6ef" draw:textarea-vertical-align="middle" fo:padding-top="0.178cm" fo:padding-bottom="0.178cm" fo:padding-left="0.303cm" fo:padding-right="0.303cm"/>
    </style:style>
    <style:style style:name="gr1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1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3.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cm" fo:min-width="1.376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16" style:family="graphic" style:parent-style-name="standard">
      <style:graphic-properties svg:stroke-color="#041522" draw:fill-color="#dee6ef" draw:textarea-vertical-align="middle"/>
    </style:style>
    <style:style style:name="gr17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06cm" fo:min-width="2.501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18" style:family="graphic" style:parent-style-name="objectwithoutfill">
      <style:graphic-properties svg:stroke-color="#041522" draw:marker-start="Arrow" draw:marker-start-width="0.3cm" draw:marker-end="Arrow" draw:marker-end-width="0.3cm" draw:fill="none" draw:fill-color="#dee6ef" draw:textarea-vertical-align="middle"/>
    </style:style>
    <style:style style:name="gr19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2.368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20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21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3cm" fo:min-width="2.501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23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gr24" style:family="graphic" style:parent-style-name="standard" style:list-style-name="L2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dee6ef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dee6ef"/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-color="#dee6ef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dee6ef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 draw:style-name="gr1">
          <draw:custom-shape draw:style-name="gr2" draw:text-style-name="P2" draw:layer="layout" svg:width="4.75cm" svg:height="1cm" svg:x="1.5cm" svg:y="1.5cm">
            <text:p text:style-name="P1"><text:span text:style-name="T1">Entida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25cm" svg:height="5cm" svg:x="1.5cm" svg:y="2.5cm">
            <text:p text:style-name="P3"><text:span text:style-name="T1">P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5cm" svg:height="5cm" svg:x="2.75cm" svg:y="2.5cm">
            <text:p text:style-name="P4"><text:span text:style-name="T1">Atributos</text:span></text:p>
            <draw:enhanced-geometry svg:viewBox="0 0 21600 21600" draw:type="rectangle" draw:enhanced-path="M 0 0 L 21600 0 21600 21600 0 21600 0 0 Z N"/>
          </draw:custom-shape>
        </draw:g>
        <draw:g draw:style-name="gr1" xml:id="id2" draw:id="id2">
          <draw:custom-shape draw:style-name="gr5" draw:text-style-name="P2" draw:layer="layout" svg:width="4.75cm" svg:height="0.708cm" svg:x="4.5cm" svg:y="8.75cm">
            <text:p text:style-name="P1"><text:span text:style-name="T1">Usuario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25cm" svg:height="3.542cm" svg:x="4.5cm" svg:y="9.458cm">
            <text:p text:style-name="P3"><text:span text:style-name="T1">P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3.5cm" svg:height="3.542cm" svg:x="5.75cm" svg:y="9.458cm">
            <text:p text:style-name="P4"><text:span text:style-name="T1">Id</text:span></text:p>
            <text:p text:style-name="P4"><text:span text:style-name="T1">Nombre</text:span></text:p>
            <text:p text:style-name="P4"><text:span text:style-name="T1">Apellido</text:span></text:p>
            <text:p text:style-name="P4"><text:span text:style-name="T1">Cedula</text:span></text:p>
            <text:p text:style-name="P4"><text:span text:style-name="T1">Nacionalidad</text:span></text:p>
            <text:p text:style-name="P4"><text:span text:style-name="T1">Correo</text:span></text:p>
            <text:p text:style-name="P4"><text:span text:style-name="T1">Tipo</text:span></text:p>
            <draw:enhanced-geometry svg:viewBox="0 0 21600 21600" draw:type="rectangle" draw:enhanced-path="M 0 0 L 21600 0 21600 21600 0 21600 0 0 Z N"/>
          </draw:custom-shape>
        </draw:g>
        <draw:g draw:style-name="gr1" xml:id="id3" draw:id="id3">
          <draw:custom-shape draw:style-name="gr8" draw:text-style-name="P2" draw:layer="layout" svg:width="4.75cm" svg:height="0.625cm" svg:x="13cm" svg:y="10.5cm">
            <text:p text:style-name="P1"><text:span text:style-name="T1">Carrera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25cm" svg:height="3.125cm" svg:x="13cm" svg:y="11.125cm">
            <text:p text:style-name="P3"><text:span text:style-name="T1">P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3.5cm" svg:height="3.125cm" svg:x="14.25cm" svg:y="11.125cm">
            <text:p text:style-name="P4"><text:span text:style-name="T1">Id</text:span></text:p>
            <text:p text:style-name="P4"><text:span text:style-name="T1">Nombre</text:span></text:p>
            <text:p text:style-name="P4"><text:span text:style-name="T1">Duración</text:span></text:p>
            <draw:enhanced-geometry svg:viewBox="0 0 21600 21600" draw:type="rectangle" draw:enhanced-path="M 0 0 L 21600 0 21600 21600 0 21600 0 0 Z N"/>
          </draw:custom-shape>
        </draw:g>
        <draw:g draw:style-name="gr1" xml:id="id1" draw:id="id1">
          <draw:custom-shape draw:style-name="gr8" draw:text-style-name="P2" draw:layer="layout" svg:width="4.75cm" svg:height="0.625cm" svg:x="4.5cm" svg:y="14.5cm">
            <text:p text:style-name="P1"><text:span text:style-name="T1">Estudiant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25cm" svg:height="3.125cm" svg:x="4.5cm" svg:y="15.125cm">
            <text:p text:style-name="P3"><text:span text:style-name="T1">P</text:span></text:p>
            <text:p text:style-name="P3"><text:span text:style-name="T1"/></text:p>
            <text:p text:style-name="P3"><text:span text:style-name="T1"/></text:p>
            <text:p text:style-name="P3"><text:span text:style-name="T1">F</text:span></text:p>
            <text:p text:style-name="P3"><text:span text:style-name="T1">F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3.5cm" svg:height="3.125cm" svg:x="5.75cm" svg:y="15.125cm">
            <text:p text:style-name="P4"><text:span text:style-name="T1">Id</text:span></text:p>
            <text:p text:style-name="P4"><text:span text:style-name="T1">Trayecto</text:span></text:p>
            <text:p text:style-name="P4"><text:span text:style-name="T1">Semestre</text:span></text:p>
            <text:p text:style-name="P4"><text:span text:style-name="T1">Usuario</text:span></text:p>
            <text:p text:style-name="P4"><text:span text:style-name="T1">Carrera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6" draw:layer="layout" svg:x1="6.875cm" svg:y1="14.5cm" svg:x2="6.875cm" svg:y2="13cm" draw:start-shape="id1" draw:start-glue-point="0" draw:end-shape="id2" draw:end-glue-point="2" svg:d="M6875 14500v-1500" svg:viewBox="0 0 1 1501">
          <text:p/>
        </draw:connector>
        <draw:connector draw:style-name="gr12" draw:text-style-name="P6" draw:layer="layout" svg:x1="13cm" svg:y1="12.375cm" svg:x2="9.25cm" svg:y2="16.375cm" draw:start-shape="id3" draw:start-glue-point="3" draw:end-shape="id1" draw:end-glue-point="1" svg:d="M13000 12375h-1875v4000h-1875" svg:viewBox="0 0 3751 4001">
          <text:p/>
        </draw:connector>
      </draw:page>
      <draw:page draw:name="page2" draw:style-name="dp1" draw:master-page-name="Predeterminado">
        <draw:custom-shape draw:name="Start-End" draw:style-name="gr13" draw:text-style-name="P8" xml:id="id4" draw:id="id4" draw:layer="layout" svg:width="3cm" svg:height="1cm" svg:x="2cm" svg:y="3cm">
          <text:p text:style-name="P7"><text:span text:style-name="T2">Inicio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" draw:style-name="gr14" draw:text-style-name="P8" xml:id="id5" draw:id="id5" draw:layer="layout" svg:width="4cm" svg:height="2cm" svg:x="1.5cm" svg:y="5cm">
          <text:p text:style-name="P7"><text:span text:style-name="T2">Conectar a la</text:span></text:p>
          <text:p text:style-name="P7"><text:span text:style-name="T2">Base de Dato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" draw:style-name="gr15" draw:text-style-name="P8" xml:id="id6" draw:id="id6" draw:layer="layout" svg:width="3.75cm" svg:height="2.5cm" svg:x="2.25cm" svg:y="8.25cm">
          <text:p text:style-name="P7"><text:span text:style-name="T2">Conexión</text:span></text:p>
          <text:p text:style-name="P7"><text:span text:style-name="T2">Correcta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6" draw:text-style-name="P6" draw:layer="layout" svg:x1="3.5cm" svg:y1="4cm" svg:x2="3.5cm" svg:y2="5cm" draw:start-shape="id4" draw:start-glue-point="6" draw:end-shape="id5" draw:end-glue-point="4" svg:d="M3500 4000v1000" svg:viewBox="0 0 1 1001">
          <text:p/>
        </draw:connector>
        <draw:connector draw:style-name="gr16" draw:text-style-name="P6" draw:layer="layout" svg:x1="3.5cm" svg:y1="7cm" svg:x2="4.125cm" svg:y2="8.25cm" draw:start-shape="id5" draw:start-glue-point="6" draw:end-shape="id6" draw:end-glue-point="4" svg:d="M3500 7000v626h625v624" svg:viewBox="0 0 626 1251">
          <text:p/>
        </draw:connector>
        <draw:custom-shape draw:name="Database" draw:style-name="gr17" draw:text-style-name="P8" xml:id="id7" draw:id="id7" draw:layer="layout" svg:width="3cm" svg:height="2.009cm" svg:x="7.75cm" svg:y="5cm">
          <text:p text:style-name="P7"><text:span text:style-name="T2">Databas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8" draw:text-style-name="P9" xml:id="id9" draw:id="id9" draw:layer="layout" svg:x1="5.5cm" svg:y1="6cm" svg:x2="7.75cm" svg:y2="6.005cm" draw:start-shape="id5" draw:start-glue-point="7" draw:end-shape="id7" draw:end-glue-point="6" svg:d="M5500 6000h1125v5h1125" svg:viewBox="0 0 2251 6">
          <text:p/>
        </draw:connector>
        <draw:custom-shape draw:name="Subprocess" draw:style-name="gr19" draw:text-style-name="P8" xml:id="id10" draw:id="id10" draw:layer="layout" svg:width="3.75cm" svg:height="2cm" svg:x="1.75cm" svg:y="12.75cm">
          <text:p text:style-name="P7"><text:span text:style-name="T2">Buscar </text:span></text:p>
          <text:p text:style-name="P7"><text:span text:style-name="T2">Estudiantes</text:span></text:p>
          <text:p text:style-name="P7"><text:span text:style-name="T2">Registrados</text:span></text:p>
          <text:p text:style-name="P7"><text:span text:style-name="T2">En la BD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Process 1" draw:style-name="gr20" draw:text-style-name="P8" xml:id="id11" draw:id="id11" draw:layer="layout" svg:width="3cm" svg:height="2cm" svg:x="2cm" svg:y="17.5cm">
          <text:p text:style-name="P7"><text:span text:style-name="T2">Mostrar</text:span></text:p>
          <text:p text:style-name="P7"><text:span text:style-name="T2">Estudiantes</text:span></text:p>
          <text:p text:style-name="P7"><text:span text:style-name="T2">Registrado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Manual-Input" draw:style-name="gr21" draw:text-style-name="P8" xml:id="id12" draw:id="id12" draw:layer="layout" svg:width="3cm" svg:height="2cm" svg:x="7cm" svg:y="16.5cm">
          <text:p text:style-name="P7"><text:span text:style-name="T2">Elegir al</text:span></text:p>
          <text:p text:style-name="P7"><text:span text:style-name="T2">Estudiante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name="Document" draw:style-name="gr22" draw:text-style-name="P8" xml:id="id13" draw:id="id13" draw:layer="layout" svg:width="3cm" svg:height="2cm" svg:x="12cm" svg:y="18.25cm">
          <text:p text:style-name="P7"><text:span text:style-name="T2">Generar</text:span></text:p>
          <text:p text:style-name="P7"><text:span text:style-name="T2">Constancia de</text:span></text:p>
          <text:p text:style-name="P7"><text:span text:style-name="T2">Estudio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Start-End 1" draw:style-name="gr23" draw:text-style-name="P8" xml:id="id14" draw:id="id14" draw:layer="layout" svg:width="3cm" svg:height="1cm" svg:x="18cm" svg:y="17.5cm">
          <text:p text:style-name="P7"><text:span text:style-name="T2">Fi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2" draw:style-name="gr24" draw:text-style-name="P8" xml:id="id8" draw:id="id8" draw:layer="layout" svg:width="3cm" svg:height="2cm" svg:x="8cm" svg:y="8.5cm">
          <text:p text:style-name="P7"><text:span text:style-name="T2">Validar datos</text:span></text:p>
          <text:p text:style-name="P7"><text:span text:style-name="T2">De conexión</text:span></text:p>
          <text:p text:style-name="P7"><text:span text:style-name="T2">A la B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6" draw:layer="layout" svg:x1="9.5cm" svg:y1="8.5cm" svg:x2="6.625cm" svg:y2="6.002cm" draw:start-shape="id8" draw:start-glue-point="4" draw:end-shape="id9" draw:end-glue-point="0" svg:d="M9500 8500v-1180h-2875v-1318" svg:viewBox="0 0 2876 2499">
          <text:p/>
        </draw:connector>
        <draw:connector draw:style-name="gr16" draw:text-style-name="P6" draw:layer="layout" svg:x1="6cm" svg:y1="9.5cm" svg:x2="8cm" svg:y2="9.5cm" draw:start-shape="id6" draw:start-glue-point="7" draw:end-shape="id8" draw:end-glue-point="5" svg:d="M6000 9500h2000" svg:viewBox="0 0 2001 1">
          <text:p/>
        </draw:connector>
        <draw:connector draw:style-name="gr16" draw:text-style-name="P6" draw:layer="layout" svg:x1="4.125cm" svg:y1="10.75cm" svg:x2="3.625cm" svg:y2="12.75cm" draw:start-shape="id6" draw:start-glue-point="6" draw:end-shape="id10" draw:end-glue-point="0" svg:d="M4125 10750v1001h-500v999" svg:viewBox="0 0 501 2001">
          <text:p/>
        </draw:connector>
        <draw:connector draw:style-name="gr16" draw:text-style-name="P6" draw:layer="layout" svg:x1="3.625cm" svg:y1="14.75cm" svg:x2="3.5cm" svg:y2="17.5cm" draw:start-shape="id10" draw:start-glue-point="2" draw:end-shape="id11" draw:end-glue-point="4" svg:d="M3625 14750v1376h-125v1374" svg:viewBox="0 0 126 2751">
          <text:p/>
        </draw:connector>
        <draw:connector draw:style-name="gr16" draw:text-style-name="P6" draw:layer="layout" svg:x1="5cm" svg:y1="18.5cm" svg:x2="7cm" svg:y2="17.5cm" draw:start-shape="id11" draw:start-glue-point="7" draw:end-shape="id12" draw:end-glue-point="5" svg:d="M5000 18500h1001v-1000h999" svg:viewBox="0 0 2001 1001">
          <text:p/>
        </draw:connector>
        <draw:connector draw:style-name="gr16" draw:text-style-name="P6" draw:layer="layout" svg:x1="10cm" svg:y1="17.5cm" svg:x2="12cm" svg:y2="19.25cm" draw:start-shape="id12" draw:start-glue-point="7" draw:end-shape="id13" draw:end-glue-point="5" svg:d="M10000 17500h1001v1750h999" svg:viewBox="0 0 2001 1751">
          <text:p/>
        </draw:connector>
        <draw:connector draw:style-name="gr16" draw:text-style-name="P6" draw:layer="layout" svg:x1="15cm" svg:y1="19.25cm" svg:x2="18cm" svg:y2="18cm" draw:start-shape="id13" draw:start-glue-point="7" draw:end-shape="id14" draw:end-glue-point="5" svg:d="M15000 19250h1501v-1250h1499" svg:viewBox="0 0 3001 1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Puntas_20_de_20_flecha_20_1" draw:display-name="Puntas de flecha 1" svg:viewBox="-19 -40 38 40" svg:d="M0 0h1v-40h-2v40zM1 0h-20v-2h20zM-1 0h20v-2h-20zM1-18h-20v-2h20zM-1-18h20v-2h-20z"/>
    <draw:marker draw:name="Puntas_20_de_20_flecha_20_2" draw:display-name="Puntas de flecha 2" svg:viewBox="0 -3200 3000 3200" svg:d="M1500 0h1500v-200h-3000v200zM1500-200l1500-2789v-211h-114l-1286 2392v-2392h-200v2392l-1286-2392h-114v211z"/>
    <draw:marker draw:name="Puntas_20_de_20_flecha_20_3" draw:display-name="Puntas de flecha 3" svg:viewBox="0 -3000 3000 3000" svg:d="M1500 0l1500-2789v-211h-114l-1286 2392v-2392h-200v2392l-1286-2392h-114v21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V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22T09:40:58.602000000</meta:creation-date>
    <dc:date>2024-02-22T15:36:22.973000000</dc:date>
    <meta:editing-duration>PT5H55M35S</meta:editing-duration>
    <meta:editing-cycles>2</meta:editing-cycles>
    <meta:generator>LibreOffice/7.5.4.2$Windows_X86_64 LibreOffice_project/36ccfdc35048b057fd9854c757a8b67ec53977b6</meta:generator>
    <meta:document-statistic meta:object-count="38"/>
  </office:meta>
</office:document-meta>
</file>